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TypeRegistry.nodeTypeUnregistered( Name nt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pertyTypeRegistry.fill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ing.TypeMapping( Name ntName , int type , boolean is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TypeRegistry.PropertyTypeRegistry( NodeType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TypeRegistry.getPropertyTypes( Name pro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TypeRegistry.nodeTypeReRegistered( Name 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TypeRegistry.nodeTypeRegistered( Name n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